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10.418cm" fo:min-width="11.057cm" fo:padding-top="0.142cm" fo:padding-bottom="0.142cm" fo:padding-left="0.267cm" fo:padding-right="0.267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5.719cm" fo:min-width="18.804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3.27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62cm" fo:min-width="3.152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="Symmetric_20_Arrow" draw:marker-end-width="0.352cm" draw:fill="none" draw:fill-color="#fffff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451cm"/>
    </style:style>
    <style:style style:name="gr7" style:family="graphic" style:parent-style-name="objectwithoutfill">
      <style:graphic-properties draw:stroke="dash" draw:stroke-dash="Ultrafine_20_Dashed" svg:stroke-width="0.035cm" svg:stroke-color="#000000" draw:marker-start-width="0.252cm" draw:marker-end="Symmetric_20_Arrow" draw:marker-end-width="0.352cm" draw:fill="none" draw:fill-color="#ffffff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3.655cm"/>
    </style:style>
    <style:style style:name="gr9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62cm" fo:min-width="3.152cm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3.276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4.011cm"/>
    </style:style>
    <style:style style:name="gr12" style:family="graphic" style:parent-style-name="objectwithoutfill">
      <style:graphic-properties draw:stroke="dash" draw:stroke-dash="Ultrafine_20_Dashed" svg:stroke-width="0.053cm" svg:stroke-color="#000000" draw:marker-start-width="0.28cm" draw:marker-end-width="0.28cm" draw:fill="none" draw:fill-color="#ffffff" draw:textarea-vertical-align="middle" fo:padding-top="0.152cm" fo:padding-bottom="0.152cm" fo:padding-left="0.277cm" fo:padding-right="0.27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48cm" fo:min-width="0.398cm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0.364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0.364cm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dash" draw:stroke-dash="Ultrafine_20_Dashed" svg:stroke-width="0.035cm" svg:stroke-color="#000000" draw:marker-start="Symmetric_20_Arrow" draw:marker-start-width="0.352cm" draw:marker-end="Symmetric_20_Arrow" draw:marker-end-width="0.352cm" draw:fill-color="#ffffff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454cm" fo:min-width="2.263cm"/>
    </style:style>
    <style:style style:name="gr19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0.364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cmr10" fo:font-size="14pt" fo:font-weight="normal" style:font-size-asian="14pt" style:font-weight-asian="normal" style:font-size-complex="14pt" style:font-weight-complex="normal"/>
    </style:style>
    <style:style style:name="P4" style:family="paragraph">
      <loext:graphic-properties draw:fill-color="#ffffff"/>
      <style:paragraph-properties fo:text-align="center"/>
      <style:text-properties style:font-name="cmr10" fo:font-size="16pt" style:font-size-asian="16pt" style:font-size-complex="16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text-properties style:font-name="cmr10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none" draw:fill-color="#ffffff"/>
      <style:text-properties style:font-name="cmr1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8" style:family="paragraph">
      <loext:graphic-properties draw:fill-color="#ffffff"/>
      <style:paragraph-properties fo:text-align="center"/>
      <style:text-properties style:font-name="cmr10"/>
    </style:style>
    <style:style style:name="P9" style:family="paragraph">
      <loext:graphic-properties draw:fill="none" draw:fill-color="#ffffff"/>
      <style:text-properties style:font-name="cmr10" fo:font-size="14pt" style:font-size-asian="14pt" style:font-size-complex="14pt"/>
    </style:style>
    <style:style style:name="T1" style:family="text">
      <style:text-properties style:font-name="cmr10" fo:font-weight="normal" style:font-weight-asian="normal" style:font-weight-complex="normal"/>
    </style:style>
    <style:style style:name="T2" style:family="text">
      <style:text-properties style:font-name="cmr10" fo:font-size="16pt" style:font-size-asian="16pt" style:font-size-complex="16pt"/>
    </style:style>
    <style:style style:name="T3" style:family="text">
      <style:text-properties style:font-name="cmr10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cmr1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mr10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cmr10"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font-name="cmr10"/>
    </style:style>
    <style:style style:name="T8" style:family="text">
      <style:text-properties style:font-name="cmr1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57cm" svg:height="10.668cm" svg:x="26.273cm" svg:y="5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304cm" svg:height="5.969cm" svg:x="2.143cm" svg:y="12.3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304cm" svg:height="5.969cm" svg:x="2.143cm" svg:y="2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81cm" svg:height="1.27cm" svg:x="4.81cm" svg:y="2.27cm">
          <text:p text:style-name="P2"><text:span text:style-name="T1">Selecto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.81cm" svg:height="1.27cm" svg:x="2.27cm" svg:y="4.81cm">
          <text:p text:style-name="P2"><text:span text:style-name="T2">Has </text:span><text:span text:style-name="T3">r</text:span><text:span text:style-name="T4">ifle</text:span><text:span text:style-name="T2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3.81cm" svg:height="1.27cm" svg:x="4.81cm" svg:y="6.715cm">
          <text:p text:style-name="P2"><text:span text:style-name="T2">Pick up </text:span><text:span text:style-name="T3">rif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81cm" svg:height="1.27cm" svg:x="7.35cm" svg:y="4.81cm">
          <text:p text:style-name="P2"><text:span text:style-name="T2">Attack </text:span><text:span text:style-name="T3">player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6.715cm" svg:y1="3.54cm" svg:x2="4.175cm" svg:y2="4.81cm" draw:start-shape="id1" draw:start-glue-point="2" draw:end-shape="id2" svg:d="M6715 3540v635h-2540v635" svg:viewBox="0 0 2541 1271">
          <text:p/>
        </draw:connector>
        <draw:connector draw:style-name="gr5" draw:text-style-name="P5" draw:layer="layout" svg:x1="6.715cm" svg:y1="3.54cm" svg:x2="9.255cm" svg:y2="4.81cm" draw:start-shape="id1" draw:start-glue-point="2" draw:end-shape="id3" svg:d="M6715 3540v635h2540v635" svg:viewBox="0 0 2541 1271">
          <text:p/>
        </draw:connector>
        <draw:connector draw:style-name="gr5" draw:text-style-name="P5" draw:layer="layout" svg:x1="6.715cm" svg:y1="3.54cm" svg:x2="6.715cm" svg:y2="6.715cm" draw:start-shape="id1" draw:start-glue-point="2" draw:end-shape="id4" svg:d="M6715 3540v3175" svg:viewBox="0 0 1 3176">
          <text:p/>
        </draw:connector>
        <draw:frame draw:style-name="gr6" draw:text-style-name="P6" draw:layer="layout" svg:width="1.006cm" svg:height="0.742cm" svg:x="3.224cm" svg:y="4.048cm">
          <draw:text-box>
            <text:p><text:span text:style-name="T5">(1)</text:span></text:p>
          </draw:text-box>
        </draw:frame>
        <draw:frame draw:style-name="gr6" draw:text-style-name="P6" draw:layer="layout" svg:width="1.006cm" svg:height="0.742cm" svg:x="9.255cm" svg:y="4.106cm">
          <draw:text-box>
            <text:p><text:span text:style-name="T5">(3)</text:span></text:p>
          </draw:text-box>
        </draw:frame>
        <draw:frame draw:style-name="gr6" draw:text-style-name="P6" draw:layer="layout" svg:width="1.006cm" svg:height="0.742cm" svg:x="5.891cm" svg:y="5.884cm">
          <draw:text-box>
            <text:p><text:span text:style-name="T5">(2)</text:span></text:p>
          </draw:text-box>
        </draw:frame>
        <draw:custom-shape draw:style-name="gr3" draw:text-style-name="P3" xml:id="id5" draw:id="id5" draw:layer="layout" svg:width="3.81cm" svg:height="1.27cm" svg:x="14.97cm" svg:y="2.27cm">
          <text:p text:style-name="P2"><text:span text:style-name="T1">Selecto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3.81cm" svg:height="1.27cm" svg:x="12.43cm" svg:y="4.81cm">
          <text:p text:style-name="P2"><text:span text:style-name="T2">Has </text:span><text:span text:style-name="T3">r</text:span><text:span text:style-name="T4">ifle</text:span><text:span text:style-name="T2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" draw:id="id8" draw:layer="layout" svg:width="3.81cm" svg:height="1.27cm" svg:x="14.97cm" svg:y="6.715cm">
          <text:p text:style-name="P2"><text:span text:style-name="T2">Pick up </text:span><text:span text:style-name="T3">rif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3.81cm" svg:height="1.27cm" svg:x="17.51cm" svg:y="4.81cm">
          <text:p text:style-name="P2"><text:span text:style-name="T2">Attack </text:span><text:span text:style-name="T3">health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6.875cm" svg:y1="3.54cm" svg:x2="14.335cm" svg:y2="4.81cm" draw:start-shape="id5" draw:start-glue-point="2" draw:end-shape="id6" svg:d="M16875 3540v635h-2540v635" svg:viewBox="0 0 2541 1271">
          <text:p/>
        </draw:connector>
        <draw:connector draw:style-name="gr5" draw:text-style-name="P5" draw:layer="layout" svg:x1="16.875cm" svg:y1="3.54cm" svg:x2="19.415cm" svg:y2="4.81cm" draw:start-shape="id5" draw:start-glue-point="2" draw:end-shape="id7" svg:d="M16875 3540v635h2540v635" svg:viewBox="0 0 2541 1271">
          <text:p/>
        </draw:connector>
        <draw:connector draw:style-name="gr5" draw:text-style-name="P5" draw:layer="layout" svg:x1="16.875cm" svg:y1="3.54cm" svg:x2="16.875cm" svg:y2="6.715cm" draw:start-shape="id5" draw:start-glue-point="2" draw:end-shape="id8" svg:d="M16875 3540v3175" svg:viewBox="0 0 1 3176">
          <text:p/>
        </draw:connector>
        <draw:frame draw:style-name="gr6" draw:text-style-name="P6" draw:layer="layout" svg:width="1.006cm" svg:height="0.742cm" svg:x="13.384cm" svg:y="4.048cm">
          <draw:text-box>
            <text:p><text:span text:style-name="T5">(1)</text:span></text:p>
          </draw:text-box>
        </draw:frame>
        <draw:frame draw:style-name="gr6" draw:text-style-name="P6" draw:layer="layout" svg:width="1.006cm" svg:height="0.742cm" svg:x="19.415cm" svg:y="4.106cm">
          <draw:text-box>
            <text:p><text:span text:style-name="T5">(3)</text:span></text:p>
          </draw:text-box>
        </draw:frame>
        <draw:frame draw:style-name="gr6" draw:text-style-name="P6" draw:layer="layout" svg:width="1.006cm" svg:height="0.742cm" svg:x="16.051cm" svg:y="5.884cm">
          <draw:text-box>
            <text:p><text:span text:style-name="T5">(2)</text:span></text:p>
          </draw:text-box>
        </draw:frame>
        <draw:line draw:style-name="gr7" draw:text-style-name="P5" draw:layer="layout" svg:x1="9.255cm" svg:y1="3.286cm" svg:x2="14.335cm" svg:y2="3.286cm">
          <text:p/>
        </draw:line>
        <draw:frame draw:style-name="gr8" draw:text-style-name="P7" draw:layer="layout" svg:width="4.155cm" svg:height="1.043cm" svg:x="9.586cm" svg:y="2.387cm">
          <draw:text-box>
            <text:p><text:span text:style-name="T6">mutate </text:span><text:span text:style-name="T3">(3)</text:span></text:p>
          </draw:text-box>
        </draw:frame>
        <draw:custom-shape draw:style-name="gr3" draw:text-style-name="P3" xml:id="id9" draw:id="id9" draw:layer="layout" svg:width="3.81cm" svg:height="1.27cm" svg:x="4.81cm" svg:y="12.43cm">
          <text:p text:style-name="P2"><text:span text:style-name="T1">Selecto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0" draw:id="id10" draw:layer="layout" svg:width="3.81cm" svg:height="1.27cm" svg:x="2.27cm" svg:y="14.97cm">
          <text:p text:style-name="P2"><text:span text:style-name="T2">Has </text:span><text:span text:style-name="T3">r</text:span><text:span text:style-name="T4">ifle</text:span><text:span text:style-name="T2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2" draw:id="id12" draw:layer="layout" svg:width="3.81cm" svg:height="1.27cm" svg:x="4.81cm" svg:y="16.875cm">
          <text:p text:style-name="P2"><text:span text:style-name="T2">Pick up </text:span><text:span text:style-name="T3">rif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1" draw:id="id11" draw:layer="layout" svg:width="3.81cm" svg:height="1.27cm" svg:x="7.35cm" svg:y="14.97cm">
          <text:p text:style-name="P2"><text:span text:style-name="T2">Attack </text:span><text:span text:style-name="T3">player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6.715cm" svg:y1="13.7cm" svg:x2="4.175cm" svg:y2="14.97cm" draw:start-shape="id9" draw:start-glue-point="2" draw:end-shape="id10" svg:d="M6715 13700v635h-2540v635" svg:viewBox="0 0 2541 1271">
          <text:p/>
        </draw:connector>
        <draw:connector draw:style-name="gr5" draw:text-style-name="P5" draw:layer="layout" svg:x1="6.715cm" svg:y1="13.7cm" svg:x2="9.255cm" svg:y2="14.97cm" draw:start-shape="id9" draw:start-glue-point="2" draw:end-shape="id11" svg:d="M6715 13700v635h2540v635" svg:viewBox="0 0 2541 1271">
          <text:p/>
        </draw:connector>
        <draw:connector draw:style-name="gr5" draw:text-style-name="P5" draw:layer="layout" svg:x1="6.715cm" svg:y1="13.7cm" svg:x2="6.715cm" svg:y2="16.875cm" draw:start-shape="id9" draw:start-glue-point="2" draw:end-shape="id12" svg:d="M6715 13700v3175" svg:viewBox="0 0 1 3176">
          <text:p/>
        </draw:connector>
        <draw:frame draw:style-name="gr6" draw:text-style-name="P6" draw:layer="layout" svg:width="1.006cm" svg:height="0.742cm" svg:x="3.224cm" svg:y="14.208cm">
          <draw:text-box>
            <text:p><text:span text:style-name="T5">(1)</text:span></text:p>
          </draw:text-box>
        </draw:frame>
        <draw:frame draw:style-name="gr6" draw:text-style-name="P6" draw:layer="layout" svg:width="1.006cm" svg:height="0.742cm" svg:x="9.255cm" svg:y="14.266cm">
          <draw:text-box>
            <text:p><text:span text:style-name="T5">(3)</text:span></text:p>
          </draw:text-box>
        </draw:frame>
        <draw:frame draw:style-name="gr6" draw:text-style-name="P6" draw:layer="layout" svg:width="1.006cm" svg:height="0.742cm" svg:x="5.891cm" svg:y="16.044cm">
          <draw:text-box>
            <text:p><text:span text:style-name="T5">(2)</text:span></text:p>
          </draw:text-box>
        </draw:frame>
        <draw:custom-shape draw:style-name="gr3" draw:text-style-name="P3" xml:id="id13" draw:id="id13" draw:layer="layout" svg:width="3.81cm" svg:height="1.27cm" svg:x="14.97cm" svg:y="12.43cm">
          <text:p text:style-name="P2"><text:span text:style-name="T1">Sele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" draw:id="id16" draw:layer="layout" svg:width="3.81cm" svg:height="1.27cm" svg:x="14.97cm" svg:y="16.875cm">
          <text:p text:style-name="P2"><text:span text:style-name="T2">Pick up </text:span><text:span text:style-name="T3">rif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3.81cm" svg:height="1.27cm" svg:x="17.51cm" svg:y="14.97cm">
          <text:p text:style-name="P2"><text:span text:style-name="T2">Attack </text:span><text:span text:style-name="T3">player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6.875cm" svg:y1="13.7cm" svg:x2="14.335cm" svg:y2="14.97cm" draw:start-shape="id13" draw:start-glue-point="2" draw:end-shape="id14" draw:end-glue-point="0" svg:d="M16875 13700v635h-2540v635" svg:viewBox="0 0 2541 1271">
          <text:p/>
        </draw:connector>
        <draw:connector draw:style-name="gr5" draw:text-style-name="P5" draw:layer="layout" svg:x1="16.875cm" svg:y1="13.7cm" svg:x2="19.415cm" svg:y2="14.97cm" draw:start-shape="id13" draw:start-glue-point="2" draw:end-shape="id15" svg:d="M16875 13700v635h2540v635" svg:viewBox="0 0 2541 1271">
          <text:p/>
        </draw:connector>
        <draw:connector draw:style-name="gr5" draw:text-style-name="P5" draw:layer="layout" svg:x1="16.875cm" svg:y1="13.7cm" svg:x2="16.875cm" svg:y2="16.875cm" draw:start-shape="id13" draw:start-glue-point="2" draw:end-shape="id16" svg:d="M16875 13700v3175" svg:viewBox="0 0 1 3176">
          <text:p/>
        </draw:connector>
        <draw:frame draw:style-name="gr6" draw:text-style-name="P6" draw:layer="layout" svg:width="1.006cm" svg:height="0.742cm" svg:x="13.384cm" svg:y="14.208cm">
          <draw:text-box>
            <text:p><text:span text:style-name="T5">(1)</text:span></text:p>
          </draw:text-box>
        </draw:frame>
        <draw:frame draw:style-name="gr6" draw:text-style-name="P6" draw:layer="layout" svg:width="1.006cm" svg:height="0.742cm" svg:x="19.415cm" svg:y="14.266cm">
          <draw:text-box>
            <text:p><text:span text:style-name="T5">(3)</text:span></text:p>
          </draw:text-box>
        </draw:frame>
        <draw:frame draw:style-name="gr6" draw:text-style-name="P6" draw:layer="layout" svg:width="1.006cm" svg:height="0.742cm" svg:x="16.051cm" svg:y="16.044cm">
          <draw:text-box>
            <text:p><text:span text:style-name="T5">(2)</text:span></text:p>
          </draw:text-box>
        </draw:frame>
        <draw:custom-shape draw:style-name="gr10" draw:text-style-name="P4" xml:id="id14" draw:id="id14" draw:layer="layout" svg:width="3.81cm" svg:height="1.27cm" svg:x="12.43cm" svg:y="14.97cm">
          <text:p text:style-name="P2"><text:span text:style-name="T2">Pick up </text:span><text:span text:style-name="T3">boost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9.255cm" svg:y1="13.446cm" svg:x2="14.335cm" svg:y2="13.446cm">
          <text:p/>
        </draw:line>
        <draw:frame draw:style-name="gr11" draw:text-style-name="P7" draw:layer="layout" svg:width="5.091cm" svg:height="1.043cm" svg:x="9.443cm" svg:y="12.547cm">
          <draw:text-box>
            <text:p><text:span text:style-name="T6">replace child </text:span><text:span text:style-name="T3">(1)</text:span></text:p>
          </draw:text-box>
        </draw:frame>
        <draw:line draw:style-name="gr12" draw:text-style-name="P5" draw:layer="layout" svg:x1="9.382cm" svg:y1="5.699cm" svg:x2="11.033cm" svg:y2="5.699cm">
          <text:p/>
        </draw:line>
        <draw:custom-shape draw:style-name="gr13" draw:text-style-name="P8" xml:id="id17" draw:id="id17" draw:layer="layout" svg:width="1.27cm" svg:height="1.27cm" svg:x="28.94cm" svg:y="6.08cm">
          <text:p text:style-name="P2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18" draw:id="id18" draw:layer="layout" svg:width="1.27cm" svg:height="1.27cm" svg:x="27.67cm" svg:y="7.858cm">
          <text:p text:style-name="P2"><text:span text:style-name="T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19" draw:id="id19" draw:layer="layout" svg:width="1.27cm" svg:height="1.27cm" svg:x="30.21cm" svg:y="7.858cm">
          <text:p text:style-name="P2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20" draw:id="id20" draw:layer="layout" svg:width="1.27cm" svg:height="1.27cm" svg:x="26.4cm" svg:y="9.509cm">
          <text:p text:style-name="P2"><text:span text:style-name="T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21" draw:id="id21" draw:layer="layout" svg:width="1.27cm" svg:height="1.27cm" svg:x="28.94cm" svg:y="9.509cm">
          <text:p text:style-name="P2"><text:span text:style-name="T7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5" draw:layer="layout" draw:type="line" svg:x1="29.126cm" svg:y1="7.164cm" svg:x2="28.305cm" svg:y2="7.858cm" draw:start-shape="id17" draw:start-glue-point="7" draw:end-shape="id18" draw:end-glue-point="4" svg:d="M29126 7164l-821 694" svg:viewBox="0 0 822 695">
          <text:p/>
        </draw:connector>
        <draw:connector draw:style-name="gr16" draw:text-style-name="P5" draw:layer="layout" draw:type="line" svg:x1="30.024cm" svg:y1="7.164cm" svg:x2="30.845cm" svg:y2="7.858cm" draw:start-shape="id17" draw:start-glue-point="9" draw:end-shape="id19" draw:end-glue-point="4" svg:d="M30024 7164l821 694" svg:viewBox="0 0 822 695">
          <text:p/>
        </draw:connector>
        <draw:connector draw:style-name="gr16" draw:text-style-name="P5" draw:layer="layout" draw:type="line" svg:x1="27.856cm" svg:y1="8.942cm" svg:x2="27.035cm" svg:y2="9.509cm" draw:start-shape="id18" draw:start-glue-point="7" draw:end-shape="id20" draw:end-glue-point="4" svg:d="M27856 8942l-821 567" svg:viewBox="0 0 822 568">
          <text:p/>
        </draw:connector>
        <draw:connector draw:style-name="gr16" draw:text-style-name="P5" draw:layer="layout" draw:type="line" svg:x1="28.754cm" svg:y1="8.942cm" svg:x2="29.575cm" svg:y2="9.509cm" draw:start-shape="id18" draw:start-glue-point="9" draw:end-shape="id21" draw:end-glue-point="4" svg:d="M28754 8942l821 567" svg:viewBox="0 0 822 568">
          <text:p/>
        </draw:connector>
        <draw:custom-shape draw:style-name="gr15" draw:text-style-name="P8" xml:id="id22" draw:id="id22" draw:layer="layout" svg:width="1.27cm" svg:height="1.27cm" svg:x="34.02cm" svg:y="6.08cm">
          <text:p text:style-name="P2"><text:span text:style-name="T7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23" draw:id="id23" draw:layer="layout" svg:width="1.27cm" svg:height="1.27cm" svg:x="32.75cm" svg:y="7.858cm">
          <text:p text:style-name="P2"><text:span text:style-name="T7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24" draw:id="id24" draw:layer="layout" svg:width="1.27cm" svg:height="1.27cm" svg:x="35.29cm" svg:y="7.858cm">
          <text:p text:style-name="P2"><text:span text:style-name="T7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25" draw:id="id25" draw:layer="layout" svg:width="1.27cm" svg:height="1.27cm" svg:x="34.02cm" svg:y="9.382cm">
          <text:p text:style-name="P2"><text:span text:style-name="T7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26" draw:id="id26" draw:layer="layout" svg:width="1.27cm" svg:height="1.27cm" svg:x="36.433cm" svg:y="9.382cm">
          <text:p text:style-name="P2"><text:span text:style-name="T7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5" draw:layer="layout" draw:type="line" svg:x1="34.206cm" svg:y1="7.164cm" svg:x2="33.385cm" svg:y2="7.858cm" draw:start-shape="id22" draw:start-glue-point="7" draw:end-shape="id23" draw:end-glue-point="4" svg:d="M34206 7164l-821 694" svg:viewBox="0 0 822 695">
          <text:p/>
        </draw:connector>
        <draw:connector draw:style-name="gr16" draw:text-style-name="P5" draw:layer="layout" draw:type="line" svg:x1="35.104cm" svg:y1="7.164cm" svg:x2="35.925cm" svg:y2="7.858cm" draw:start-shape="id22" draw:start-glue-point="9" draw:end-shape="id24" draw:end-glue-point="4" svg:d="M35104 7164l821 694" svg:viewBox="0 0 822 695">
          <text:p/>
        </draw:connector>
        <draw:connector draw:style-name="gr16" draw:text-style-name="P5" draw:layer="layout" draw:type="line" svg:x1="35.476cm" svg:y1="8.942cm" svg:x2="34.655cm" svg:y2="9.382cm" draw:start-shape="id24" draw:start-glue-point="7" draw:end-shape="id25" draw:end-glue-point="4" svg:d="M35476 8942l-821 440" svg:viewBox="0 0 822 441">
          <text:p/>
        </draw:connector>
        <draw:connector draw:style-name="gr16" draw:text-style-name="P5" draw:layer="layout" draw:type="line" svg:x1="36.374cm" svg:y1="8.942cm" svg:x2="37.068cm" svg:y2="9.382cm" draw:start-shape="id24" draw:start-glue-point="9" draw:end-shape="id26" draw:end-glue-point="4" svg:d="M36374 8942l694 440" svg:viewBox="0 0 695 441">
          <text:p/>
        </draw:connector>
        <draw:path draw:style-name="gr17" draw:text-style-name="P1" draw:layer="layout" svg:width="6.349cm" svg:height="1.396cm" svg:x="28.94cm" svg:y="8.493cm" svg:viewBox="0 0 6350 1397" svg:d="M0 0c0 0 2019 1397 3175 1397s3175-1397 3175-1397">
          <text:p/>
        </draw:path>
        <draw:frame draw:style-name="gr18" draw:text-style-name="P9" draw:layer="layout" svg:width="3.177cm" svg:height="0.823cm" svg:x="30.749cm" svg:y="10.017cm">
          <draw:text-box>
            <text:p><text:span text:style-name="T8">swap node</text:span></text:p>
          </draw:text-box>
        </draw:frame>
        <draw:custom-shape draw:style-name="gr15" draw:text-style-name="P8" xml:id="id27" draw:id="id27" draw:layer="layout" svg:width="1.27cm" svg:height="1.27cm" svg:x="28.94cm" svg:y="11.795cm">
          <text:p text:style-name="P2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xml:id="id28" draw:id="id28" draw:layer="layout" svg:width="1.27cm" svg:height="1.27cm" svg:x="27.67cm" svg:y="13.573cm">
          <text:p text:style-name="P2"><text:span text:style-name="T7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29" draw:id="id29" draw:layer="layout" svg:width="1.27cm" svg:height="1.27cm" svg:x="30.21cm" svg:y="13.573cm">
          <text:p text:style-name="P2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30" draw:id="id30" draw:layer="layout" svg:width="1.27cm" svg:height="1.27cm" svg:x="26.4cm" svg:y="15.224cm">
          <text:p text:style-name="P2"><text:span text:style-name="T7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31" draw:id="id31" draw:layer="layout" svg:width="1.27cm" svg:height="1.27cm" svg:x="28.94cm" svg:y="15.224cm">
          <text:p text:style-name="P2"><text:span text:style-name="T7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5" draw:layer="layout" draw:type="line" svg:x1="29.126cm" svg:y1="12.879cm" svg:x2="28.305cm" svg:y2="13.573cm" draw:start-shape="id27" draw:start-glue-point="7" draw:end-shape="id28" draw:end-glue-point="4" svg:d="M29126 12879l-821 694" svg:viewBox="0 0 822 695">
          <text:p/>
        </draw:connector>
        <draw:connector draw:style-name="gr16" draw:text-style-name="P5" draw:layer="layout" draw:type="line" svg:x1="30.024cm" svg:y1="12.879cm" svg:x2="30.845cm" svg:y2="13.573cm" draw:start-shape="id27" draw:start-glue-point="9" draw:end-shape="id29" draw:end-glue-point="4" svg:d="M30024 12879l821 694" svg:viewBox="0 0 822 695">
          <text:p/>
        </draw:connector>
        <draw:connector draw:style-name="gr16" draw:text-style-name="P5" draw:layer="layout" draw:type="line" svg:x1="27.856cm" svg:y1="14.657cm" svg:x2="27.035cm" svg:y2="15.224cm" draw:start-shape="id28" draw:start-glue-point="7" draw:end-shape="id30" draw:end-glue-point="4" svg:d="M27856 14657l-821 567" svg:viewBox="0 0 822 568">
          <text:p/>
        </draw:connector>
        <draw:connector draw:style-name="gr16" draw:text-style-name="P5" draw:layer="layout" draw:type="line" svg:x1="28.754cm" svg:y1="14.657cm" svg:x2="29.575cm" svg:y2="15.224cm" draw:start-shape="id28" draw:start-glue-point="9" draw:end-shape="id31" draw:end-glue-point="4" svg:d="M28754 14657l821 567" svg:viewBox="0 0 822 568">
          <text:p/>
        </draw:connector>
        <draw:custom-shape draw:style-name="gr15" draw:text-style-name="P8" xml:id="id32" draw:id="id32" draw:layer="layout" svg:width="1.27cm" svg:height="1.27cm" svg:x="34.02cm" svg:y="11.795cm">
          <text:p text:style-name="P2"><text:span text:style-name="T7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33" draw:id="id33" draw:layer="layout" svg:width="1.27cm" svg:height="1.27cm" svg:x="32.75cm" svg:y="13.573cm">
          <text:p text:style-name="P2"><text:span text:style-name="T7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xml:id="id34" draw:id="id34" draw:layer="layout" svg:width="1.27cm" svg:height="1.27cm" svg:x="35.29cm" svg:y="13.573cm">
          <text:p text:style-name="P2"><text:span text:style-name="T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35" draw:id="id35" draw:layer="layout" svg:width="1.27cm" svg:height="1.27cm" svg:x="34.02cm" svg:y="15.097cm">
          <text:p text:style-name="P2"><text:span text:style-name="T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36" draw:id="id36" draw:layer="layout" svg:width="1.27cm" svg:height="1.27cm" svg:x="36.433cm" svg:y="15.097cm">
          <text:p text:style-name="P2"><text:span text:style-name="T7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5" draw:layer="layout" draw:type="line" svg:x1="34.206cm" svg:y1="12.879cm" svg:x2="33.385cm" svg:y2="13.573cm" draw:start-shape="id32" draw:start-glue-point="7" draw:end-shape="id33" draw:end-glue-point="4" svg:d="M34206 12879l-821 694" svg:viewBox="0 0 822 695">
          <text:p/>
        </draw:connector>
        <draw:connector draw:style-name="gr16" draw:text-style-name="P5" draw:layer="layout" draw:type="line" svg:x1="35.104cm" svg:y1="12.879cm" svg:x2="35.925cm" svg:y2="13.573cm" draw:start-shape="id32" draw:start-glue-point="9" draw:end-shape="id34" draw:end-glue-point="4" svg:d="M35104 12879l821 694" svg:viewBox="0 0 822 695">
          <text:p/>
        </draw:connector>
        <draw:connector draw:style-name="gr16" draw:text-style-name="P5" draw:layer="layout" draw:type="line" svg:x1="35.476cm" svg:y1="14.657cm" svg:x2="34.655cm" svg:y2="15.097cm" draw:start-shape="id34" draw:start-glue-point="7" draw:end-shape="id35" draw:end-glue-point="4" svg:d="M35476 14657l-821 440" svg:viewBox="0 0 822 441">
          <text:p/>
        </draw:connector>
        <draw:connector draw:style-name="gr16" draw:text-style-name="P5" draw:layer="layout" draw:type="line" svg:x1="36.374cm" svg:y1="14.657cm" svg:x2="37.068cm" svg:y2="15.097cm" draw:start-shape="id34" draw:start-glue-point="9" draw:end-shape="id36" draw:end-glue-point="4" svg:d="M36374 14657l694 440" svg:viewBox="0 0 695 441">
          <text:p/>
        </draw:connector>
        <draw:line draw:style-name="gr12" draw:text-style-name="P5" draw:layer="layout" svg:x1="19.542cm" svg:y1="5.699cm" svg:x2="21.193cm" svg:y2="5.6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7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22:03:42.577478637</meta:creation-date>
    <dc:date>2018-03-17T16:48:36.724000000</dc:date>
    <meta:editing-duration>PT30M50S</meta:editing-duration>
    <meta:editing-cycles>40</meta:editing-cycles>
    <meta:generator>LibreOffice/5.4.0.3$Windows_X86_64 LibreOffice_project/7556cbc6811c9d992f4064ab9287069087d7f62c</meta:generator>
    <meta:document-statistic meta:object-count="87"/>
  </office:meta>
</office:document-meta>
</file>